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Courier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a1889" officeooo:paragraph-rsid="000a1889"/>
    </style:style>
    <style:style style:name="P2" style:family="paragraph" style:parent-style-name="Text_20_body">
      <style:text-properties officeooo:rsid="000ab47e" officeooo:paragraph-rsid="000ab47e"/>
    </style:style>
    <style:style style:name="P3" style:family="paragraph" style:parent-style-name="Text_20_body">
      <style:text-properties style:font-name="Liberation Serif1" officeooo:rsid="000ab47e" officeooo:paragraph-rsid="000ab47e"/>
    </style:style>
    <style:style style:name="P4" style:family="paragraph" style:parent-style-name="Text_20_body">
      <style:text-properties style:font-name="Liberation Serif1" officeooo:rsid="0009c12c" officeooo:paragraph-rsid="0009c12c"/>
    </style:style>
    <style:style style:name="P5" style:family="paragraph" style:parent-style-name="Text_20_body">
      <style:text-properties style:font-name="Liberation Serif1" officeooo:rsid="000a1889" officeooo:paragraph-rsid="000a1889"/>
    </style:style>
    <style:style style:name="P6" style:family="paragraph" style:parent-style-name="Text_20_body">
      <style:text-properties style:font-name="Liberation Serif2" officeooo:rsid="000ab47e" officeooo:paragraph-rsid="000ab47e"/>
    </style:style>
    <style:style style:name="P7" style:family="paragraph" style:parent-style-name="Standard">
      <style:text-properties style:text-underline-style="none" fo:font-weight="normal" officeooo:rsid="0008c074" officeooo:paragraph-rsid="000964c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8c074"/>
    </style:style>
    <style:style style:name="P9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08c074" officeooo:paragraph-rsid="0008c07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08c074" officeooo:paragraph-rsid="0008c07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08c074" officeooo:paragraph-rsid="000b7904" style:font-weight-asian="normal" style:font-weight-complex="normal"/>
    </style:style>
    <style:style style:name="P12" style:family="paragraph" style:parent-style-name="Standard">
      <style:text-properties style:font-name="Liberation Serif1" style:text-underline-style="none" fo:font-weight="normal" officeooo:rsid="0008c074" officeooo:paragraph-rsid="000964c8" style:font-weight-asian="normal" style:font-weight-complex="normal"/>
    </style:style>
    <style:style style:name="P13" style:family="paragraph" style:parent-style-name="Standard">
      <style:text-properties officeooo:rsid="000964c8" officeooo:paragraph-rsid="000964c8"/>
    </style:style>
    <style:style style:name="P14" style:family="paragraph" style:parent-style-name="Preformatted_20_Text">
      <style:text-properties fo:font-variant="normal" fo:text-transform="none" fo:color="#000000" style:font-name="Consolas" fo:font-size="9.75pt" fo:letter-spacing="normal" fo:font-style="normal" fo:font-weight="normal" officeooo:rsid="000a1889" officeooo:paragraph-rsid="000a1889"/>
    </style:style>
    <style:style style:name="P15" style:family="paragraph" style:parent-style-name="Preformatted_20_Text">
      <style:paragraph-properties fo:margin-top="0cm" fo:margin-bottom="0cm" style:contextual-spacing="false" style:line-height-at-least="0.45cm" fo:text-align="start" style:justify-single-word="false" fo:padding="0cm" fo:border="none"/>
      <style:text-properties fo:font-variant="normal" fo:text-transform="none" fo:color="#000000" fo:letter-spacing="normal"/>
    </style:style>
    <style:style style:name="P16" style:family="paragraph" style:parent-style-name="Preformatted_20_Text" style:master-page-name="">
      <style:paragraph-properties fo:margin-left="1.224cm" fo:margin-right="0cm" fo:text-indent="0cm" style:auto-text-indent="false" style:page-number="auto"/>
      <style:text-properties fo:font-variant="normal" fo:text-transform="none" fo:color="#008000" style:font-name="Consolas" fo:font-size="9.75pt" fo:letter-spacing="normal" fo:font-style="normal" fo:font-weight="normal"/>
    </style:style>
    <style:style style:name="P17" style:family="paragraph" style:parent-style-name="Preformatted_20_Text">
      <style:paragraph-properties fo:margin-left="1.224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0000" style:font-name="Consolas" fo:font-size="9.75pt" fo:letter-spacing="normal" fo:font-style="normal" fo:font-weight="normal"/>
    </style:style>
    <style:style style:name="P18" style:family="paragraph" style:parent-style-name="Preformatted_20_Text">
      <style:paragraph-properties fo:margin-left="1.224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8000" style:font-name="Consolas" fo:font-size="9.75pt" fo:letter-spacing="normal" fo:font-style="normal" fo:font-weight="normal"/>
    </style:style>
    <style:style style:name="P19" style:family="paragraph" style:parent-style-name="Preformatted_20_Text">
      <style:paragraph-properties fo:margin-left="1.224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</style:style>
    <style:style style:name="P20" style:family="paragraph" style:parent-style-name="Preformatted_20_Text" style:master-page-name="">
      <style:paragraph-properties fo:margin-left="1.258cm" fo:margin-right="0cm" fo:margin-top="0cm" fo:margin-bottom="0cm" style:contextual-spacing="false" style:line-height-at-least="0.45cm" fo:text-align="start" style:justify-single-word="false" fo:text-indent="0cm" style:auto-text-indent="false" style:page-number="auto" fo:padding="0cm" fo:border="none"/>
      <style:text-properties fo:font-variant="normal" fo:text-transform="none" fo:color="#000000" style:font-name="Consolas" fo:font-size="9.75pt" fo:letter-spacing="normal" fo:font-style="normal" fo:font-weight="normal"/>
    </style:style>
    <style:style style:name="P21" style:family="paragraph" style:parent-style-name="Preformatted_20_Text">
      <style:paragraph-properties fo:margin-left="1.258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00ff" style:font-name="Consolas" fo:font-size="9.75pt" fo:letter-spacing="normal" fo:font-style="normal" fo:font-weight="normal"/>
    </style:style>
    <style:style style:name="P22" style:family="paragraph" style:parent-style-name="Preformatted_20_Text">
      <style:paragraph-properties fo:margin-left="1.258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0000" style:font-name="Consolas" fo:font-size="9.75pt" fo:letter-spacing="normal" fo:font-style="normal" fo:font-weight="normal"/>
    </style:style>
    <style:style style:name="P23" style:family="paragraph" style:parent-style-name="Preformatted_20_Text">
      <style:paragraph-properties fo:margin-left="1.258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24" style:family="paragraph" style:parent-style-name="Preformatted_20_Text">
      <style:paragraph-properties fo:margin-left="1.258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8000" style:font-name="Consolas" fo:font-size="9.75pt" fo:letter-spacing="normal" fo:font-style="normal" fo:font-weight="normal"/>
    </style:style>
    <style:style style:name="P25" style:family="paragraph" style:parent-style-name="Preformatted_20_Text">
      <style:paragraph-properties fo:margin-left="1.258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</style:style>
    <style:style style:name="P26" style:family="paragraph" style:parent-style-name="Preformatted_20_Text" style:master-page-name="">
      <style:paragraph-properties fo:margin-left="1.39cm" fo:margin-right="0cm" fo:margin-top="0cm" fo:margin-bottom="0cm" style:contextual-spacing="false" style:line-height-at-least="0.45cm" fo:text-align="start" style:justify-single-word="false" fo:text-indent="0cm" style:auto-text-indent="false" style:page-number="auto" fo:padding="0cm" fo:border="none"/>
      <style:text-properties fo:font-variant="normal" fo:text-transform="none" fo:color="#000000" style:font-name="Consolas" fo:font-size="9.75pt" fo:letter-spacing="normal" fo:font-style="normal" fo:font-weight="normal"/>
    </style:style>
    <style:style style:name="P27" style:family="paragraph" style:parent-style-name="Preformatted_20_Text">
      <style:paragraph-properties fo:margin-left="1.39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28" style:family="paragraph" style:parent-style-name="Preformatted_20_Text">
      <style:paragraph-properties fo:margin-left="1.39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0000" style:font-name="Consolas" fo:font-size="9.75pt" fo:letter-spacing="normal" fo:font-style="normal" fo:font-weight="normal"/>
    </style:style>
    <style:style style:name="P29" style:family="paragraph" style:parent-style-name="Preformatted_20_Text">
      <style:paragraph-properties fo:margin-left="1.39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8000" style:font-name="Consolas" fo:font-size="9.75pt" fo:letter-spacing="normal" fo:font-style="normal" fo:font-weight="normal"/>
    </style:style>
    <style:style style:name="P30" style:family="paragraph" style:parent-style-name="Preformatted_20_Text">
      <style:paragraph-properties fo:margin-left="1.39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0b2aa0" officeooo:paragraph-rsid="000b7904" style:font-weight-asian="normal" style:font-weight-complex="normal"/>
    </style:style>
    <style:style style:name="P34" style:family="paragraph" style:parent-style-name="Title">
      <style:text-properties style:text-underline-style="solid" style:text-underline-width="auto" style:text-underline-color="font-color"/>
    </style:style>
    <style:style style:name="P35" style:family="paragraph" style:parent-style-name="Heading_20_1">
      <style:text-properties style:font-name="Liberation Serif1" style:text-underline-style="solid" style:text-underline-width="auto" style:text-underline-color="font-color" officeooo:rsid="000964c8" officeooo:paragraph-rsid="000964c8"/>
    </style:style>
    <style:style style:name="P36" style:family="paragraph" style:parent-style-name="Heading_20_1">
      <style:text-properties style:font-name="Liberation Serif1" style:text-underline-style="solid" style:text-underline-width="auto" style:text-underline-color="font-color" officeooo:rsid="000964c8" officeooo:paragraph-rsid="000a1889"/>
    </style:style>
    <style:style style:name="P37" style:family="paragraph" style:parent-style-name="Heading_20_2">
      <style:text-properties style:font-name="Liberation Serif1"/>
    </style:style>
    <style:style style:name="P38" style:family="paragraph" style:parent-style-name="Heading_20_2">
      <style:text-properties style:font-name="Liberation Serif1" officeooo:rsid="0009c12c" officeooo:paragraph-rsid="0009c12c"/>
    </style:style>
    <style:style style:name="P39" style:family="paragraph" style:parent-style-name="Heading_20_2">
      <style:text-properties style:font-name="Liberation Serif1" officeooo:rsid="000964c8" officeooo:paragraph-rsid="000964c8"/>
    </style:style>
    <style:style style:name="P40" style:family="paragraph" style:parent-style-name="Heading_20_2">
      <style:text-properties style:font-name="Liberation Serif1" officeooo:rsid="000a1889" officeooo:paragraph-rsid="000ab47e"/>
    </style:style>
    <style:style style:name="P41" style:family="paragraph" style:parent-style-name="Heading_20_2">
      <style:text-properties style:font-name="Liberation Serif1" officeooo:rsid="000a1889" officeooo:paragraph-rsid="000a1889"/>
    </style:style>
    <style:style style:name="P42" style:family="paragraph" style:parent-style-name="Heading_20_2">
      <style:text-properties style:font-name="Liberation Serif2" officeooo:rsid="000a1889" officeooo:paragraph-rsid="000a1889"/>
    </style:style>
    <style:style style:name="P43" style:family="paragraph" style:parent-style-name="Heading_20_2">
      <style:text-properties style:font-name="Liberation Serif2" officeooo:rsid="000a1889" officeooo:paragraph-rsid="000b2aa0"/>
    </style:style>
    <style:style style:name="P44" style:family="paragraph" style:parent-style-name="Preformatted_20_Text" style:list-style-name="L4">
      <style:paragraph-properties fo:margin-top="0cm" fo:margin-bottom="0cm" style:contextual-spacing="false" style:line-height-at-least="0.45cm" fo:text-align="start" style:justify-single-word="false" fo:padding="0cm" fo:border="none"/>
      <style:text-properties fo:font-variant="normal" fo:text-transform="none" fo:color="#000000" style:font-name="Liberation Serif1" fo:font-size="12pt" fo:letter-spacing="normal" fo:font-style="normal" fo:font-weight="normal" officeooo:rsid="000ab47e" officeooo:paragraph-rsid="000ab47e" style:font-size-asian="12pt" style:font-size-complex="12pt"/>
    </style:style>
    <style:style style:name="P45" style:family="paragraph" style:parent-style-name="Preformatted_20_Text" style:list-style-name="L4">
      <style:paragraph-properties fo:margin-top="0cm" fo:margin-bottom="0cm" style:contextual-spacing="false" style:line-height-at-least="0.45cm" fo:text-align="start" style:justify-single-word="false" fo:padding="0cm" fo:border="none"/>
      <style:text-properties fo:font-variant="normal" fo:text-transform="none" fo:color="#000000" style:font-name="Liberation Serif1" fo:font-size="12pt" fo:letter-spacing="normal" fo:font-style="normal" fo:font-weight="normal" officeooo:paragraph-rsid="000ab47e" style:font-size-asian="12pt" style:font-size-complex="12pt"/>
    </style:style>
    <style:style style:name="P46" style:family="paragraph" style:parent-style-name="Preformatted_20_Text" style:list-style-name="L4">
      <style:paragraph-properties fo:margin-top="0cm" fo:margin-bottom="0cm" style:contextual-spacing="false" style:line-height-at-least="0.45cm" fo:text-align="start" style:justify-single-word="false" fo:padding="0cm" fo:border="none"/>
      <style:text-properties fo:font-variant="normal" fo:text-transform="none" fo:color="#000000" style:font-name="Consolas" fo:font-size="9.75pt" fo:letter-spacing="normal" fo:font-style="normal" fo:font-weight="normal" officeooo:rsid="000ab47e" officeooo:paragraph-rsid="000ab47e"/>
    </style:style>
    <style:style style:name="P47" style:family="paragraph" style:parent-style-name="Preformatted_20_Text" style:list-style-name="L4">
      <style:paragraph-properties fo:margin-top="0cm" fo:margin-bottom="0cm" style:contextual-spacing="false" style:line-height-at-least="0.45cm" fo:text-align="start" style:justify-single-word="false" fo:padding="0cm" fo:border="none"/>
      <style:text-properties fo:font-variant="normal" fo:text-transform="none" fo:color="#000000" style:font-name="Consolas" fo:font-size="9.75pt" fo:letter-spacing="normal" fo:font-style="normal" fo:font-weight="normal" officeooo:paragraph-rsid="000ab47e"/>
    </style:style>
    <style:style style:name="P48" style:family="paragraph" style:parent-style-name="Preformatted_20_Text" style:list-style-name="L4">
      <style:paragraph-properties fo:margin-top="0cm" fo:margin-bottom="0cm" style:contextual-spacing="false" style:line-height-at-least="0.45cm" fo:text-align="start" style:justify-single-word="false" fo:padding="0cm" fo:border="none"/>
      <style:text-properties officeooo:rsid="000ab47e" officeooo:paragraph-rsid="000ab47e"/>
    </style:style>
    <style:style style:name="P49" style:family="paragraph" style:parent-style-name="Preformatted_20_Text" style:list-style-name="L4">
      <style:paragraph-properties fo:margin-top="0cm" fo:margin-bottom="0cm" style:contextual-spacing="false" style:line-height-at-least="0.45cm" fo:text-align="start" style:justify-single-word="false" fo:padding="0cm" fo:border="none"/>
      <style:text-properties officeooo:paragraph-rsid="000ab47e"/>
    </style:style>
    <style:style style:name="P50" style:family="paragraph" style:parent-style-name="Preformatted_20_Text">
      <style:paragraph-properties fo:margin-left="1.224cm" fo:margin-right="0cm" fo:margin-top="0cm" fo:margin-bottom="0cm" style:contextual-spacing="false" style:line-height-at-least="0.45cm" fo:text-align="start" style:justify-single-word="false" fo:text-indent="0cm" style:auto-text-indent="false" fo:padding="0cm" fo:border="none"/>
      <style:text-properties fo:font-variant="normal" fo:text-transform="none" fo:color="#008000" style:font-name="Consolas" fo:font-size="9.75pt" fo:letter-spacing="normal" fo:font-style="normal" fo:font-weight="normal"/>
    </style:style>
    <style:style style:name="P51" style:family="paragraph" style:parent-style-name="Text_20_body" style:list-style-name="L1">
      <style:text-properties officeooo:rsid="000a1889" officeooo:paragraph-rsid="000a1889"/>
    </style:style>
    <style:style style:name="P52" style:family="paragraph" style:parent-style-name="Text_20_body" style:list-style-name="L1">
      <style:text-properties style:font-name="Liberation Serif1" officeooo:rsid="000a1889" officeooo:paragraph-rsid="000a1889"/>
    </style:style>
    <style:style style:name="P53" style:family="paragraph" style:parent-style-name="Text_20_body" style:list-style-name="L2">
      <style:text-properties style:font-name="Liberation Serif1" officeooo:rsid="000a1889" officeooo:paragraph-rsid="000a1889"/>
    </style:style>
    <style:style style:name="P54" style:family="paragraph" style:parent-style-name="Text_20_body">
      <style:text-properties style:font-name="Liberation Serif1" officeooo:rsid="000ab47e"/>
    </style:style>
    <style:style style:name="P55" style:family="paragraph" style:parent-style-name="Text_20_body">
      <style:text-properties style:font-name="Liberation Serif1" officeooo:rsid="000ab47e" officeooo:paragraph-rsid="000ab47e"/>
    </style:style>
    <style:style style:name="P56" style:family="paragraph" style:parent-style-name="Text_20_body" style:list-style-name="L3">
      <style:text-properties style:font-name="Liberation Serif1" officeooo:rsid="000ab47e" officeooo:paragraph-rsid="000ab47e"/>
    </style:style>
    <style:style style:name="P57" style:family="paragraph" style:parent-style-name="Text_20_body" style:list-style-name="L5">
      <style:text-properties style:font-name="Liberation Serif1"/>
    </style:style>
    <style:style style:name="P58" style:family="paragraph" style:parent-style-name="Text_20_body" style:list-style-name="L3">
      <style:text-properties officeooo:rsid="000ab47e" officeooo:paragraph-rsid="000ab47e"/>
    </style:style>
    <style:style style:name="P59" style:family="paragraph" style:parent-style-name="Text_20_body" style:list-style-name="L4">
      <style:text-properties officeooo:paragraph-rsid="000ab47e"/>
    </style:style>
    <style:style style:name="P60" style:family="paragraph" style:parent-style-name="Text_20_body" style:list-style-name="L5">
      <style:text-properties officeooo:paragraph-rsid="000ab47e"/>
    </style:style>
    <style:style style:name="P61" style:family="paragraph" style:parent-style-name="Text_20_body" style:list-style-name="L6">
      <style:text-properties style:font-name="Liberation Serif2" officeooo:rsid="000ab47e" officeooo:paragraph-rsid="000ab47e"/>
    </style:style>
    <style:style style:name="P62" style:family="paragraph" style:parent-style-name="Text_20_body" style:list-style-name="L7">
      <style:text-properties officeooo:paragraph-rsid="000b2aa0"/>
    </style:style>
    <style:style style:name="T1" style:family="text">
      <style:text-properties officeooo:rsid="000964c8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text-underline-style="none" fo:font-weight="normal" officeooo:rsid="0008c074" style:font-weight-asian="normal" style:font-weight-complex="normal"/>
    </style:style>
    <style:style style:name="T4" style:family="text">
      <style:text-properties style:font-name="Liberation Serif1" officeooo:rsid="000ab47e"/>
    </style:style>
    <style:style style:name="T5" style:family="text">
      <style:text-properties officeooo:rsid="0009c12c"/>
    </style:style>
    <style:style style:name="T6" style:family="text">
      <style:text-properties officeooo:rsid="000a1889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9.75pt" fo:font-style="normal" fo:font-weight="normal"/>
    </style:style>
    <style:style style:name="T9" style:family="text">
      <style:text-properties style:font-name="Consolas" fo:font-size="9.75pt" fo:font-style="normal" fo:font-weight="normal"/>
    </style:style>
    <style:style style:name="T10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9.75pt" fo:letter-spacing="normal" fo:font-style="normal" fo:font-weight="normal" officeooo:rsid="000ab47e"/>
    </style:style>
    <style:style style:name="T12" style:family="text">
      <style:text-properties fo:font-variant="normal" fo:text-transform="none" fo:color="#000000" style:font-name="Consolas" fo:font-size="9.75pt" fo:letter-spacing="normal" fo:font-style="normal" fo:font-weight="normal" officeooo:rsid="000b2aa0"/>
    </style:style>
    <style:style style:name="T13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1" fo:font-size="12pt" fo:letter-spacing="normal" fo:font-style="normal" fo:font-weight="normal" officeooo:rsid="000ab47e" style:font-size-asian="12pt" style:font-size-complex="12pt"/>
    </style:style>
    <style:style style:name="T15" style:family="text">
      <style:text-properties fo:font-variant="normal" fo:text-transform="none" fo:color="#008000" style:font-name="Consolas" fo:font-size="9.75pt" fo:letter-spacing="normal" fo:font-style="normal" fo:font-weight="normal"/>
    </style:style>
    <style:style style:name="T16" style:family="text">
      <style:text-properties fo:font-variant="normal" fo:text-transform="none" fo:color="#0000ff" style:font-name="Consolas" fo:font-size="9.75pt" fo:letter-spacing="normal" fo:font-style="normal" fo:font-weight="normal"/>
    </style:style>
    <style:style style:name="T17" style:family="text">
      <style:text-properties fo:font-variant="normal" fo:text-transform="none" fo:color="#0000ff" style:font-name="Consolas" fo:font-size="9.75pt" fo:letter-spacing="normal" fo:font-style="normal" fo:font-weight="normal" officeooo:rsid="000ab47e"/>
    </style:style>
    <style:style style:name="T18" style:family="text">
      <style:text-properties fo:font-variant="normal" fo:text-transform="none" fo:color="#0000ff" style:font-name="Consolas" fo:font-size="9.75pt" fo:letter-spacing="normal" fo:font-style="normal" fo:font-weight="normal" officeooo:rsid="000b2aa0"/>
    </style:style>
    <style:style style:name="T19" style:family="text">
      <style:text-properties fo:font-variant="normal" fo:text-transform="none" fo:color="#a31515" style:font-name="Consolas" fo:font-size="9.75pt" fo:letter-spacing="normal" fo:font-style="normal" fo:font-weight="normal" officeooo:rsid="000ab47e"/>
    </style:style>
    <style:style style:name="T20" style:family="text">
      <style:text-properties officeooo:rsid="000ab47e"/>
    </style:style>
    <style:style style:name="T21" style:family="text">
      <style:text-properties fo:color="#a31515"/>
    </style:style>
    <style:style style:name="T22" style:family="text">
      <style:text-properties fo:color="#a31515" style:font-name="Consolas" fo:font-size="9.75pt" fo:font-style="normal" fo:font-weight="normal"/>
    </style:style>
    <style:style style:name="T23" style:family="text">
      <style:text-properties officeooo:rsid="000b2aa0"/>
    </style:style>
    <style:style style:name="T24" style:family="text">
      <style:text-properties style:font-name="Liberation Serif2" officeooo:rsid="000b2aa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oding standards<text:span text:style-name="T1"> – C#</text:span>.</text:p>
      <text:p text:style-name="P9"/>
      <text:p text:style-name="P33">This document is meant as a guideline for code practices for using C#. It's not intended to tell you how to write everything but merely suggests a few best practices and techniques to use so that the code is easier to interpret and maintain.</text:p>
      <text:p text:style-name="P11"/>
      <text:p text:style-name="P33">One rule to keep in mind is to be consistent. If someone has adopted a slightly different standard for their parts of the code, try to keep to theirs instead of writing small parts / extra parts in your own version. Inconsistency is worse than not following rules!</text:p>
      <text:p text:style-name="P10"/>
      <text:p text:style-name="P10">The majority of the coding standards are taken from the following website:</text:p>
      <text:p text:style-name="P8"><text:a xlink:type="simple" xlink:href="http://msdn.microsoft.com/en-us/library/ff926074.aspx">http://msdn.microsoft.com/en-us/library/ff926074.aspx</text:a><text:span text:style-name="T3"> <text:line-break/><text:line-break/>Please refer to the above document for more detailed information.</text:span>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900_334443400" text:style-name="Index_20_Link" text:visited-style-name="Index_20_Link">Basic Conventions.<text:tab/>1</text:a></text:p>
          <text:p text:style-name="P32"><text:a xlink:type="simple" xlink:href="#__RefHeading__904_334443400" text:style-name="Index_20_Link" text:visited-style-name="Index_20_Link">Naming Conventions<text:tab/>1</text:a></text:p>
          <text:p text:style-name="P32"><text:a xlink:type="simple" xlink:href="#__RefHeading__902_334443400" text:style-name="Index_20_Link" text:visited-style-name="Index_20_Link">Layout Conventions<text:tab/>2</text:a></text:p>
          <text:p text:style-name="P32"><text:a xlink:type="simple" xlink:href="#__RefHeading__906_334443400" text:style-name="Index_20_Link" text:visited-style-name="Index_20_Link">Commenting Conventions<text:tab/>2</text:a></text:p>
          <text:p text:style-name="P31"><text:a xlink:type="simple" xlink:href="#__RefHeading__908_334443400" text:style-name="Index_20_Link" text:visited-style-name="Index_20_Link">Language Guidelines<text:tab/>2</text:a></text:p>
          <text:p text:style-name="P32"><text:a xlink:type="simple" xlink:href="#__RefHeading__929_334443400" text:style-name="Index_20_Link" text:visited-style-name="Index_20_Link">Strings<text:tab/>2</text:a></text:p>
          <text:p text:style-name="P32"><text:a xlink:type="simple" xlink:href="#__RefHeading__912_334443400" text:style-name="Index_20_Link" text:visited-style-name="Index_20_Link">Local Variables<text:tab/>2</text:a></text:p>
          <text:p text:style-name="P32"><text:a xlink:type="simple" xlink:href="#__RefHeading__931_334443400" text:style-name="Index_20_Link" text:visited-style-name="Index_20_Link">Arrays<text:tab/>3</text:a></text:p>
          <text:p text:style-name="P32"><text:a xlink:type="simple" xlink:href="#__RefHeading__918_334443400" text:style-name="Index_20_Link" text:visited-style-name="Index_20_Link">Try-Catch / Exception Handling<text:tab/>3</text:a></text:p>
          <text:p text:style-name="P32"><text:a xlink:type="simple" xlink:href="#__RefHeading__920_334443400" text:style-name="Index_20_Link" text:visited-style-name="Index_20_Link">Logical Operators<text:tab/>4</text:a></text:p>
          <text:p text:style-name="P32"><text:a xlink:type="simple" xlink:href="#__RefHeading__922_334443400" text:style-name="Index_20_Link" text:visited-style-name="Index_20_Link">New Operator<text:tab/>4</text:a></text:p>
        </text:index-body>
      </text:table-of-content>
      <text:p text:style-name="P7"/>
      <text:p text:style-name="P7"/>
      <text:p text:style-name="P13"/>
      <text:p text:style-name="P13"/>
      <text:h text:style-name="P35" text:outline-level="1"><text:bookmark-start text:name="__RefHeading__900_334443400"/><text:span text:style-name="T5">Basic</text:span> Conventions.<text:bookmark-end text:name="__RefHeading__900_334443400"/></text:h>
      <text:p text:style-name="P4">Basic C# conventions are covered here.</text:p>
      <text:h text:style-name="P38" text:outline-level="2"><text:bookmark-start text:name="__RefHeading__904_334443400"/>Naming Conventions.<text:bookmark-end text:name="__RefHeading__904_334443400"/></text:h>
      <text:p text:style-name="P5"><text:span text:style-name="T5">W</text:span>hen the using directive is not being utilized, use namespace qualifications. If you know that a namespace is being imported by default then there is no need to qualify names from that namespace. A small example is below:</text:p>
      <text:p text:style-name="P1"/>
      <text:p text:style-name="P14"><text:span text:style-name="T7">var</text:span> currentPerformanceCounterCategory = <text:span text:style-name="T7">new</text:span> System.Diagnostics.</text:p>
      <text:p text:style-name="P15"><text:s text:c="4"/><text:span text:style-name="T9">PerformanceCounterCategory();</text:span></text:p>
      <text:p text:style-name="P1"/>
      <text:p text:style-name="P5">As you can see in the above example, if qualifying takes up too much space on a line, the . Operator can be used to make it fit on another line.</text:p>
      <text:h text:style-name="P39" text:outline-level="2"><text:bookmark-start text:name="__RefHeading__902_334443400"/><text:soft-page-break/>Layout Conventions.<text:bookmark-end text:name="__RefHeading__902_334443400"/></text:h>
      <text:p text:style-name="P5"><text:span text:style-name="T1">G</text:span>ood formatting makes code more readable and understandable. Microsoft suggests the following standards to conform to:</text:p>
      <text:list xml:id="list8128749275073458485" text:style-name="L1">
        <text:list-item>
          <text:p text:style-name="P51"><text:span text:style-name="T2">Use the default code editor settings (Smart indenting, four character indents, tabs saved as spaces) see </text:span><text:a xlink:type="simple" xlink:href="http://msdn.microsoft.com/en-us/library/03864tbz.aspx"><text:span text:style-name="T2">this</text:span></text:a><text:span text:style-name="T2"> for more information.</text:span></text:p>
        </text:list-item>
        <text:list-item>
          <text:p text:style-name="P52">Write one statement per line.</text:p>
        </text:list-item>
        <text:list-item>
          <text:p text:style-name="P52">Write one declaration per line.</text:p>
        </text:list-item>
        <text:list-item>
          <text:p text:style-name="P52">Indent continuation lines one tab stop (four spaces).</text:p>
        </text:list-item>
        <text:list-item>
          <text:p text:style-name="P52">Add a blank line between method definitions and property definitions.</text:p>
        </text:list-item>
      </text:list>
      <text:h text:style-name="P37" text:outline-level="2"><text:bookmark-start text:name="__RefHeading__906_334443400"/><text:span text:style-name="T1">C</text:span>ommenting Conventions.<text:tab/><text:bookmark-end text:name="__RefHeading__906_334443400"/></text:h>
      <text:p text:style-name="P5">Some commenting conventions are as follows:</text:p>
      <text:list xml:id="list6702734624798508596" text:style-name="L2">
        <text:list-item>
          <text:p text:style-name="P53">Place the comment on a separate line, not at the end of code.</text:p>
        </text:list-item>
        <text:list-item>
          <text:p text:style-name="P53">Begin comments with upper case letters</text:p>
        </text:list-item>
        <text:list-item>
          <text:p text:style-name="P53">End with a full-stop (period).</text:p>
        </text:list-item>
        <text:list-item>
          <text:p text:style-name="P53">Leave a space between the comment delimiter and the text, i.e.:<text:line-break/>// See the space to my left?<text:line-break/>//Not here on this one!</text:p>
        </text:list-item>
        <text:list-item>
          <text:p text:style-name="P53">Do not create formatted blocks of asterisks (*) around comments.</text:p>
        </text:list-item>
      </text:list>
      <text:h text:style-name="P36" text:outline-level="1"><text:bookmark-start text:name="__RefHeading__908_334443400"/>Language Guidelines.<text:bookmark-end text:name="__RefHeading__908_334443400"/></text:h>
      <text:p text:style-name="P5"><text:span text:style-name="T1">T</text:span>his section describes some practices that the MS C# team follows.</text:p>
      <text:h text:style-name="P40" text:outline-level="2"><text:bookmark-start text:name="__RefHeading__929_334443400"/><text:span text:style-name="T1">String</text:span>s.<text:bookmark-end text:name="__RefHeading__929_334443400"/></text:h>
      <text:p text:style-name="P3">Strings have a few standards:</text:p>
      <text:list xml:id="list1394506434785352720" text:style-name="L3">
        <text:list-item>
          <text:p text:style-name="P56">Use the + operator to concatenate short strings</text:p>
        </text:list-item>
        <text:list-item>
          <text:p text:style-name="P58"><text:span text:style-name="T2">To append longer strings, use the </text:span><text:a xlink:type="simple" xlink:href="http://msdn.microsoft.com/en-us/library/system.text.stringbuilder.aspx"><text:span text:style-name="T2">StringBuilder</text:span></text:a><text:span text:style-name="T2"> object.</text:span></text:p>
        </text:list-item>
      </text:list>
      <text:h text:style-name="P41" text:outline-level="2"><text:bookmark-start text:name="__RefHeading__912_334443400"/>Local Variables.<text:bookmark-end text:name="__RefHeading__912_334443400"/></text:h>
      <text:p text:style-name="P3"><text:span text:style-name="T6">U</text:span>se implicit type for local variables when the type of the variable is obvious or where type is not important. For example:</text:p>
      <text:p text:style-name="P2"/>
      <text:list xml:id="list3610331859762322759" text:style-name="L4">
        <text:list-item>
          <text:p text:style-name="P59"><text:span text:style-name="T4">When the type of a variable is clear from the context or assignment, use var.</text:span><text:span text:style-name="T20"><text:line-break/><text:line-break/></text:span><text:span text:style-name="T17">var</text:span><text:span text:style-name="T11"> var1 = </text:span><text:span text:style-name="T19">"This is clearly a string."</text:span><text:span text:style-name="T11">;<text:line-break/></text:span><text:span text:style-name="T16">var</text:span><text:span text:style-name="T10"> var2 = 27;<text:line-break/></text:span><text:span text:style-name="T16">var</text:span><text:span text:style-name="T10"> var3 = Convert.ToInt32(Console.ReadLine());<text:line-break/><text:line-break/><text:line-break/><text:line-break/><text:line-break/></text:span></text:p>
        </text:list-item>
        <text:list-item>
          <text:p text:style-name="P44"><text:soft-page-break/>When the type of variable is not clear from the context, use an explicit type</text:p>
          <text:p text:style-name="P46"><text:span text:style-name="T7">int</text:span> var4 = ExampleClass.ResultSoFar();<text:line-break/></text:p>
        </text:list-item>
        <text:list-item>
          <text:p text:style-name="P45"><text:span text:style-name="T20">Do not rely upon the variable name to specify the correct type. It might be incorrect or misleading.</text:span></text:p>
          <text:p text:style-name="P47"><text:span text:style-name="T7">var</text:span> inputInt = Console.ReadLine();</text:p>
          <text:p text:style-name="P46">Console.WriteLine(inputInt);</text:p>
        </text:list-item>
        <text:list-item>
          <text:p text:style-name="P44">Avoid the use of Var in place of Dynamic.</text:p>
        </text:list-item>
        <text:list-item>
          <text:p text:style-name="P49"><text:span text:style-name="T14">Use implicit typing to determine the type of a loop variable:</text:span><text:span text:style-name="T11"><text:line-break/><text:line-break/></text:span><text:span text:style-name="T16">for</text:span><text:span text:style-name="T10"> (</text:span><text:span text:style-name="T16">var</text:span><text:span text:style-name="T10"> i = 0; i &lt; 10; i++)</text:span><text:span text:style-name="T11"><text:line-break/></text:span><text:span text:style-name="T17">foreach</text:span><text:span text:style-name="T11"> (</text:span><text:span text:style-name="T17">var</text:span><text:span text:style-name="T11"> ch </text:span><text:span text:style-name="T17">in</text:span><text:span text:style-name="T11"> laugh)</text:span></text:p>
        </text:list-item>
        <text:list-item>
          <text:p text:style-name="P48"><text:span text:style-name="T14">I</text:span><text:span text:style-name="T13">n general, always using int rather than unsigned types. It makes it easier to interact with other C# libraries as they commonly use int rather than an unsigned int.</text:span></text:p>
        </text:list-item>
      </text:list>
      <text:h text:style-name="P40" text:outline-level="2"><text:bookmark-start text:name="__RefHeading__931_334443400"/>Array<text:span text:style-name="T20">s.</text:span><text:bookmark-end text:name="__RefHeading__931_334443400"/></text:h>
      <text:p text:style-name="P54">Use concise syntax for array initialisation on the declaration line:</text:p>
      <text:p text:style-name="Text_20_body"/>
      <text:p text:style-name="P16">// Preferred syntax. Note that you cannot use var here instead of string[]. </text:p>
      <text:p text:style-name="P17"><text:span text:style-name="T7">string</text:span>[] vowels1 = { <text:span text:style-name="T21">"a"</text:span>, <text:span text:style-name="T21">"e"</text:span>, <text:span text:style-name="T21">"i"</text:span>, <text:span text:style-name="T21">"o"</text:span>, <text:span text:style-name="T21">"u"</text:span> };</text:p>
      <text:p text:style-name="P19"/>
      <text:p text:style-name="P19"/>
      <text:p text:style-name="P18">// If you use explicit instantiation, you can use var. </text:p>
      <text:p text:style-name="P17"><text:span text:style-name="T7">var</text:span> vowels2 = <text:span text:style-name="T7">new</text:span> <text:span text:style-name="T7">string</text:span>[] { <text:span text:style-name="T21">"a"</text:span>, <text:span text:style-name="T21">"e"</text:span>, <text:span text:style-name="T21">"i"</text:span>, <text:span text:style-name="T21">"o"</text:span>, <text:span text:style-name="T21">"u"</text:span> };</text:p>
      <text:p text:style-name="P19"/>
      <text:p text:style-name="P18">// If you specify an array size, you must initialize the elements one at a time. </text:p>
      <text:p text:style-name="P17"><text:span text:style-name="T7">var</text:span> vowels3 = <text:span text:style-name="T7">new</text:span> <text:span text:style-name="T7">string</text:span>[5];</text:p>
      <text:p text:style-name="P17">vowels3[0] = <text:span text:style-name="T21">"a"</text:span>;</text:p>
      <text:p text:style-name="P17">vowels3[1] = <text:span text:style-name="T21">"e"</text:span>;</text:p>
      <text:p text:style-name="P18">// And so on.</text:p>
      <text:h text:style-name="P40" text:outline-level="2"><text:bookmark-start text:name="__RefHeading__918_334443400"/>Try-Catch / Exception Handling.<text:bookmark-end text:name="__RefHeading__918_334443400"/></text:h>
      <text:p text:style-name="P3"><text:span text:style-name="T6">A </text:span>few pointers about exception handling:</text:p>
      <text:list xml:id="list6744617543367567913" text:style-name="L5">
        <text:list-item>
          <text:p text:style-name="P57"><text:span text:style-name="T20">Use try-catch statements for most exception handling.</text:span> </text:p>
        </text:list-item>
        <text:list-item>
          <text:p text:style-name="P60"><text:span text:style-name="T4">You can simply your code by implementing the using statement. It should be used if you have a try-finally block and if the finally block calls the dispose method. See below:</text:span><text:span text:style-name="T20"><text:line-break/><text:line-break/></text:span><text:span text:style-name="T15">// This try-finally statement only calls Dispose in the finally block.</text:span></text:p>
        </text:list-item>
      </text:list>
      <text:p text:style-name="P20">Font font1 = <text:span text:style-name="T7">new</text:span> Font(<text:span text:style-name="T21">"Arial"</text:span>, 10.0f);</text:p>
      <text:p text:style-name="P21">try</text:p>
      <text:p text:style-name="P22">{</text:p>
      <text:p text:style-name="P23"><text:s text:c="4"/><text:span text:style-name="T8">byte</text:span><text:span text:style-name="T9"> charset = font1.GdiCharSet;</text:span></text:p>
      <text:p text:style-name="P22">}</text:p>
      <text:p text:style-name="P21">finally</text:p>
      <text:p text:style-name="P22">{</text:p>
      <text:p text:style-name="P23"><text:s text:c="4"/><text:span text:style-name="T8">if</text:span><text:span text:style-name="T9"> (font1 != </text:span><text:span text:style-name="T8">null</text:span><text:span text:style-name="T9">)</text:span></text:p>
      <text:p text:style-name="P23"><text:s text:c="4"/><text:span text:style-name="T9">{</text:span></text:p>
      <text:p text:style-name="P23"><text:s text:c="8"/><text:span text:style-name="T9">((IDisposable)font1).Dispose();</text:span></text:p>
      <text:p text:style-name="P23"><text:s text:c="4"/><text:span text:style-name="T9">}</text:span></text:p>
      <text:p text:style-name="P22">}</text:p>
      <text:p text:style-name="P25"/>
      <text:p text:style-name="P25"/>
      <text:p text:style-name="P24"><text:soft-page-break/>// You can do the same thing with a using statement. </text:p>
      <text:p text:style-name="P22"><text:span text:style-name="T7">using</text:span> (Font font2 = <text:span text:style-name="T7">new</text:span> Font(<text:span text:style-name="T21">"Arial"</text:span>, 10.0f))</text:p>
      <text:p text:style-name="P22">{</text:p>
      <text:p text:style-name="P23"><text:s text:c="4"/><text:span text:style-name="T8">byte</text:span><text:span text:style-name="T9"> charset = font2.GdiCharSet;</text:span></text:p>
      <text:p text:style-name="P22">}</text:p>
      <text:h text:style-name="P42" text:outline-level="2"><text:bookmark-start text:name="__RefHeading__920_334443400"/>Logical Operators.<text:bookmark-end text:name="__RefHeading__920_334443400"/></text:h>
      <text:p text:style-name="P6"><text:span text:style-name="T6">T</text:span>wo simple rules / suggestions to avoid exceptions and increase performance:</text:p>
      <text:list xml:id="list3015849597265429549" text:style-name="L6">
        <text:list-item>
          <text:p text:style-name="P61">use &amp;&amp; instead of <text:s/>a single &amp;.</text:p>
        </text:list-item>
        <text:list-item>
          <text:p text:style-name="P61">use || instead of a single |.</text:p>
        </text:list-item>
      </text:list>
      <text:h text:style-name="P43" text:outline-level="2"><text:bookmark-start text:name="__RefHeading__922_334443400"/>New Operator.<text:bookmark-end text:name="__RefHeading__922_334443400"/></text:h>
      <text:list xml:id="list8327174981996790370" text:style-name="L7">
        <text:list-item>
          <text:p text:style-name="P62"><text:span text:style-name="T24">Use the concise form of object instantiation using implicit typing, see below:</text:span><text:span text:style-name="T23"><text:line-break/><text:line-break/></text:span><text:span text:style-name="T16">var</text:span><text:span text:style-name="T10"> instance1 = </text:span><text:span text:style-name="T16">new</text:span><text:span text:style-name="T10"> ExampleClass();<text:line-break/></text:span><text:span text:style-name="T12">Is equivilent to<text:line-break/>ExampleClass instance2 = </text:span><text:span text:style-name="T18">new</text:span><text:span text:style-name="T12"> ExampleClass();</text:span></text:p>
        </text:list-item>
        <text:list-item>
          <text:p text:style-name="P62"><text:span text:style-name="T23">Use object initialisers to simply object creation:<text:line-break/><text:line-break/></text:span><text:span text:style-name="T15">// Object initializer. </text:span></text:p>
        </text:list-item>
      </text:list>
      <text:p text:style-name="P26"><text:span text:style-name="T7">var</text:span> instance3 = <text:span text:style-name="T7">new</text:span> ExampleClass { Name = <text:span text:style-name="T21">"Desktop"</text:span>, ID = 37414, </text:p>
      <text:p text:style-name="P27"><text:s text:c="4"/><text:span text:style-name="T9">Location = </text:span><text:span text:style-name="T22">"Redmond"</text:span><text:span text:style-name="T9">, Age = 2.3 };</text:span></text:p>
      <text:p text:style-name="P30"/>
      <text:p text:style-name="P29">// Default constructor and assignment statements. </text:p>
      <text:p text:style-name="P28"><text:span text:style-name="T7">var</text:span> instance4 = <text:span text:style-name="T7">new</text:span> ExampleClass();</text:p>
      <text:p text:style-name="P28">instance4.Name = <text:span text:style-name="T21">"Desktop"</text:span>;</text:p>
      <text:p text:style-name="P28">instance4.ID = 37414;</text:p>
      <text:p text:style-name="P28">instance4.Location = <text:span text:style-name="T21">"Redmond"</text:span>;</text:p>
      <text:p text:style-name="P30"><text:span text:style-name="T10">instance4.Age = 2.3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Courier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language="en" fo:country="GB"/>
    </style:style>
    <style:style style:name="Contents_20_Heading" style:display-name="Contents Heading" style:family="paragraph" style:parent-style-name="Heading" style:list-style-name="" style:class="index">
      <style:paragraph-properties text:number-lines="true" text:line-number="0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able_20_of_20_Contents" style:display-name="Table of Contents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2:37:07.794000000</meta:creation-date>
    <dc:date>2013-12-04T14:20:50.925000000</dc:date>
    <meta:editing-duration>PT54M58S</meta:editing-duration>
    <meta:editing-cycles>8</meta:editing-cycles>
    <meta:generator>LibreOffice/4.1.1.2$Windows_x86 LibreOffice_project/7e4286b58adc75a14f6d83f53a03b6c11fa2903</meta:generator>
    <meta:document-statistic meta:table-count="0" meta:image-count="0" meta:object-count="0" meta:page-count="4" meta:paragraph-count="102" meta:word-count="891" meta:character-count="5320" meta:non-whitespace-character-count="4497"/>
  </office:meta>
</office:document-meta>
</file>